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3in" style:type="center"/>
          <style:tab-stop style:position="6in" style:type="right"/>
        </style:tab-stops>
      </style:paragraph-properties>
    </style:style>
    <style:style style:name="P2" style:family="paragraph" style:parent-style-name="Footer">
      <style:paragraph-properties>
        <style:tab-stops>
          <style:tab-stop style:position="3in" style:type="center"/>
          <style:tab-stop style:position="6in" style:type="right"/>
        </style:tab-stops>
      </style:paragraph-properties>
    </style:style>
    <style:style style:name="P3" style:family="paragraph" style:parent-style-name="Standard">
      <style:text-properties officeooo:rsid="0013075c" officeooo:paragraph-rsid="0013075c"/>
    </style:style>
    <style:style style:name="P4" style:family="paragraph" style:parent-style-name="Standard">
      <style:text-properties officeooo:rsid="001ddaba" officeooo:paragraph-rsid="001ddaba"/>
    </style:style>
    <style:style style:name="P5" style:family="paragraph" style:parent-style-name="Standard">
      <style:text-properties officeooo:rsid="001f5a24" officeooo:paragraph-rsid="001f5a24"/>
    </style:style>
    <style:style style:name="P6" style:family="paragraph" style:parent-style-name="Standard">
      <style:text-properties officeooo:rsid="00203dad" officeooo:paragraph-rsid="00203dad"/>
    </style:style>
    <style:style style:name="P7" style:family="paragraph" style:parent-style-name="Standard">
      <style:text-properties officeooo:rsid="00210495" officeooo:paragraph-rsid="00210495"/>
    </style:style>
    <style:style style:name="P8" style:family="paragraph" style:parent-style-name="Standard" style:list-style-name="">
      <style:text-properties officeooo:rsid="001ddaba" officeooo:paragraph-rsid="001ddaba"/>
    </style:style>
    <style:style style:name="P9" style:family="paragraph" style:parent-style-name="Standard">
      <style:text-properties officeooo:rsid="00225060" officeooo:paragraph-rsid="00225060"/>
    </style:style>
    <style:style style:name="P10" style:family="paragraph" style:parent-style-name="Standard">
      <style:text-properties officeooo:rsid="00225eae" officeooo:paragraph-rsid="00225eae"/>
    </style:style>
    <style:style style:name="P11" style:family="paragraph" style:parent-style-name="Standard" style:list-style-name="L2">
      <style:text-properties officeooo:rsid="00225eae" officeooo:paragraph-rsid="00225eae"/>
    </style:style>
    <style:style style:name="P12" style:family="paragraph" style:parent-style-name="Standard" style:list-style-name="L2">
      <style:text-properties officeooo:rsid="00225eae" officeooo:paragraph-rsid="0022cdf0"/>
    </style:style>
    <style:style style:name="P13" style:family="paragraph" style:parent-style-name="Standard" style:list-style-name="L3">
      <style:text-properties officeooo:rsid="00225eae" officeooo:paragraph-rsid="00225eae"/>
    </style:style>
    <style:style style:name="P14" style:family="paragraph" style:parent-style-name="Standard" style:list-style-name="L4">
      <style:text-properties officeooo:rsid="00225eae" officeooo:paragraph-rsid="00225eae"/>
    </style:style>
    <style:style style:name="P15" style:family="paragraph" style:parent-style-name="Standard" style:list-style-name="L5">
      <style:text-properties officeooo:rsid="00225eae" officeooo:paragraph-rsid="00225eae"/>
    </style:style>
    <style:style style:name="P16" style:family="paragraph" style:parent-style-name="Standard" style:list-style-name="L6">
      <style:text-properties officeooo:rsid="00225eae" officeooo:paragraph-rsid="00225eae"/>
    </style:style>
    <style:style style:name="P17" style:family="paragraph" style:parent-style-name="Standard" style:list-style-name="L7">
      <style:text-properties officeooo:rsid="00225eae" officeooo:paragraph-rsid="0022cdf0"/>
    </style:style>
    <style:style style:name="P18" style:family="paragraph" style:parent-style-name="Standard" style:list-style-name="L8">
      <style:text-properties officeooo:rsid="00225eae" officeooo:paragraph-rsid="0022cdf0"/>
    </style:style>
    <style:style style:name="P19" style:family="paragraph" style:parent-style-name="Standard" style:list-style-name="L9">
      <style:text-properties officeooo:rsid="00225eae" officeooo:paragraph-rsid="0022cdf0"/>
    </style:style>
    <style:style style:name="P20" style:family="paragraph" style:parent-style-name="Standard" style:list-style-name="L10">
      <style:text-properties officeooo:rsid="00225eae" officeooo:paragraph-rsid="0022cdf0"/>
    </style:style>
    <style:style style:name="P21" style:family="paragraph" style:parent-style-name="Standard">
      <style:text-properties officeooo:rsid="00225eae" officeooo:paragraph-rsid="0022cdf0"/>
    </style:style>
    <style:style style:name="P22" style:family="paragraph" style:parent-style-name="Standard" style:list-style-name="L11">
      <style:text-properties officeooo:rsid="00225eae" officeooo:paragraph-rsid="0022cdf0"/>
    </style:style>
    <style:style style:name="P23" style:family="paragraph" style:parent-style-name="Standard" style:list-style-name="L12">
      <style:text-properties officeooo:rsid="00225eae" officeooo:paragraph-rsid="0022cdf0"/>
    </style:style>
    <style:style style:name="P24" style:family="paragraph" style:parent-style-name="Standard" style:list-style-name="L13">
      <style:text-properties officeooo:rsid="00225eae" officeooo:paragraph-rsid="0022cdf0"/>
    </style:style>
    <style:style style:name="P25" style:family="paragraph" style:parent-style-name="Standard">
      <style:text-properties officeooo:rsid="0022cdf0" officeooo:paragraph-rsid="0022cdf0"/>
    </style:style>
    <style:style style:name="P26" style:family="paragraph" style:parent-style-name="Standard" style:list-style-name="L14">
      <style:text-properties officeooo:rsid="0022cdf0" officeooo:paragraph-rsid="0022cdf0"/>
    </style:style>
    <style:style style:name="P27" style:family="paragraph" style:parent-style-name="Heading" style:master-page-name="Standard">
      <style:paragraph-properties style:page-number="auto"/>
    </style:style>
    <style:style style:name="P28" style:family="paragraph" style:parent-style-name="Heading_20_1">
      <style:text-properties officeooo:rsid="000f130e" officeooo:paragraph-rsid="000f130e"/>
    </style:style>
    <style:style style:name="P29" style:family="paragraph" style:parent-style-name="Heading_20_1">
      <style:text-properties officeooo:rsid="001ddaba" officeooo:paragraph-rsid="001ddaba"/>
    </style:style>
    <style:style style:name="P30" style:family="paragraph" style:parent-style-name="Heading_20_2">
      <style:text-properties officeooo:rsid="000f130e" officeooo:paragraph-rsid="000f130e"/>
    </style:style>
    <style:style style:name="P31" style:family="paragraph" style:parent-style-name="Heading_20_2">
      <style:text-properties officeooo:rsid="001ddaba" officeooo:paragraph-rsid="001ddaba"/>
    </style:style>
    <style:style style:name="P32" style:family="paragraph" style:parent-style-name="Heading_20_2">
      <style:text-properties officeooo:rsid="00225060" officeooo:paragraph-rsid="00225060"/>
    </style:style>
    <style:style style:name="P33" style:family="paragraph" style:parent-style-name="Heading_20_2">
      <style:text-properties officeooo:rsid="00225eae" officeooo:paragraph-rsid="00225eae"/>
    </style:style>
    <style:style style:name="P34" style:family="paragraph" style:parent-style-name="Heading_20_2" style:list-style-name="WW8Num1" style:master-page-name="">
      <style:paragraph-properties fo:margin-left="0in" fo:margin-right="0in" fo:margin-top="0.1665in" fo:margin-bottom="0.0417in" style:contextual-spacing="false" fo:line-height="150%" fo:orphans="2" fo:widows="2" fo:text-indent="0in" style:auto-text-indent="false" style:page-number="auto" fo:keep-with-next="always" style:writing-mode="lr-tb">
        <style:tab-stops>
          <style:tab-stop style:position="0.4in"/>
        </style:tab-stops>
      </style:paragraph-properties>
      <style:text-properties officeooo:rsid="000f130e" officeooo:paragraph-rsid="000f130e"/>
    </style:style>
    <style:style style:name="P35" style:family="paragraph" style:parent-style-name="Contents_20_2">
      <style:paragraph-properties>
        <style:tab-stops>
          <style:tab-stop style:position="6in" style:type="right" style:leader-style="dotted" style:leader-text="."/>
        </style:tab-stops>
      </style:paragraph-properties>
    </style:style>
    <style:style style:name="P36" style:family="paragraph" style:parent-style-name="Contents_20_1">
      <style:paragraph-properties>
        <style:tab-stops>
          <style:tab-stop style:position="6in" style:type="right" style:leader-style="dotted" style:leader-text="."/>
        </style:tab-stops>
      </style:paragraph-properties>
    </style:style>
    <style:style style:name="P37"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officeooo:rsid="00225eae" officeooo:paragraph-rsid="00225eae"/>
    </style:style>
    <style:style style:name="T1" style:family="text">
      <style:text-properties officeooo:rsid="0000f9d5"/>
    </style:style>
    <style:style style:name="T2" style:family="text">
      <style:text-properties fo:language="en" fo:country="US"/>
    </style:style>
    <style:style style:name="T3" style:family="text">
      <style:text-properties officeooo:rsid="001ddaba"/>
    </style:style>
    <style:style style:name="T4" style:family="text">
      <style:text-properties officeooo:rsid="001f5a24"/>
    </style:style>
    <style:style style:name="T5" style:family="text">
      <style:text-properties officeooo:rsid="00215aa4"/>
    </style:style>
    <style:style style:name="T6" style:family="text">
      <style:text-properties style:text-position="super 58%" officeooo:rsid="00215aa4"/>
    </style:style>
    <style:style style:name="T7" style:family="text">
      <style:text-properties officeooo:rsid="0022df6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start text:name="__RefHeading__545_1736941561"/>The <text:span text:style-name="T2">ChocAn</text:span> Simulator<text:bookmark-end text:name="__RefHeading__545_1736941561"/></text:p>
      <text:p text:style-name="Subtitle"><text:bookmark-start text:name="__RefHeading__547_1736941561"/><text:span text:style-name="T3">Test</text:span> Document<text:bookmark-end text:name="__RefHeading__547_173694156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6"><text:a xlink:type="simple" xlink:href="#__RefHeading__457_848818598" text:style-name="Index_20_Link" text:visited-style-name="Index_20_Link">1Introduction<text:tab/>2</text:a></text:p>
          <text:p text:style-name="P35"><text:a xlink:type="simple" xlink:href="#__RefHeading__459_848818598" text:style-name="Index_20_Link" text:visited-style-name="Index_20_Link">1.1Purpose and Scope<text:tab/>2</text:a></text:p>
          <text:p text:style-name="P35"><text:a xlink:type="simple" xlink:href="#__RefHeading__527_848818598" text:style-name="Index_20_Link" text:visited-style-name="Index_20_Link">To demonstrate to the customer that the program works as it is intended before putting the product into production. This document will outline the tests that will be administered for the program.<text:tab/>2</text:a></text:p>
          <text:p text:style-name="P35"><text:a xlink:type="simple" xlink:href="#__RefHeading__463_848818598" text:style-name="Index_20_Link" text:visited-style-name="Index_20_Link">1.2Target Audience<text:tab/>2</text:a></text:p>
          <text:p text:style-name="P35"><text:a xlink:type="simple" xlink:href="#__RefHeading__465_848818598" text:style-name="Index_20_Link" text:visited-style-name="Index_20_Link">1.3Terms and Definitions<text:tab/>2</text:a></text:p>
          <text:p text:style-name="P36"><text:a xlink:type="simple" xlink:href="#__RefHeading__467_848818598" text:style-name="Index_20_Link" text:visited-style-name="Index_20_Link">2Test Plan Description<text:tab/>3</text:a></text:p>
          <text:p text:style-name="P35"><text:a xlink:type="simple" xlink:href="#__RefHeading__469_848818598" text:style-name="Index_20_Link" text:visited-style-name="Index_20_Link">2.1Scope of Testing<text:tab/>3</text:a></text:p>
          <text:p text:style-name="P35"><text:a xlink:type="simple" xlink:href="#__RefHeading__471_848818598" text:style-name="Index_20_Link" text:visited-style-name="Index_20_Link">2.2Testing Schedule<text:tab/>3</text:a></text:p>
          <text:p text:style-name="P35"><text:a xlink:type="simple" xlink:href="#__RefHeading__838_341687267" text:style-name="Index_20_Link" text:visited-style-name="Index_20_Link">2.3Release Criteria<text:tab/>3</text:a></text:p>
          <text:p text:style-name="P36"><text:a xlink:type="simple" xlink:href="#__RefHeading__473_848818598" text:style-name="Index_20_Link" text:visited-style-name="Index_20_Link">3Unit Testing<text:tab/>4</text:a></text:p>
          <text:p text:style-name="P35"><text:a xlink:type="simple" xlink:href="#__RefHeading__475_848818598" text:style-name="Index_20_Link" text:visited-style-name="Index_20_Link">3.1For customers/member<text:tab/>4</text:a></text:p>
          <text:p text:style-name="P35"><text:a xlink:type="simple" xlink:href="#__RefHeading__840_341687267" text:style-name="Index_20_Link" text:visited-style-name="Index_20_Link">3.2For provider<text:tab/>5</text:a></text:p>
          <text:p text:style-name="P35"><text:a xlink:type="simple" xlink:href="#__RefHeading__842_341687267" text:style-name="Index_20_Link" text:visited-style-name="Index_20_Link">3.3Services<text:tab/>6</text:a></text:p>
          <text:p text:style-name="P35"><text:a xlink:type="simple" xlink:href="#__RefHeading__844_341687267" text:style-name="Index_20_Link" text:visited-style-name="Index_20_Link">3.4Generate reports<text:tab/>7</text:a></text:p>
          <text:p text:style-name="P36"><text:a xlink:type="simple" xlink:href="#__RefHeading__477_848818598" text:style-name="Index_20_Link" text:visited-style-name="Index_20_Link">4Integration Testing<text:tab/>8</text:a></text:p>
          <text:p text:style-name="P35"><text:a xlink:type="simple" xlink:href="#__RefHeading__846_341687267" text:style-name="Index_20_Link" text:visited-style-name="Index_20_Link">4.1Command line<text:tab/>8</text:a></text:p>
          <text:p text:style-name="P35"><text:a xlink:type="simple" xlink:href="#__RefHeading__848_341687267" text:style-name="Index_20_Link" text:visited-style-name="Index_20_Link">4.2Service entry<text:tab/>8</text:a></text:p>
          <text:p text:style-name="P35"><text:a xlink:type="simple" xlink:href="#__RefHeading__850_341687267" text:style-name="Index_20_Link" text:visited-style-name="Index_20_Link">4.3Ask for provider directory<text:tab/>8</text:a></text:p>
          <text:p text:style-name="P35"><text:a xlink:type="simple" xlink:href="#__RefHeading__852_341687267" text:style-name="Index_20_Link" text:visited-style-name="Index_20_Link">4.4Create reports<text:tab/>8</text:a></text:p>
          <text:p text:style-name="P35"><text:a xlink:type="simple" xlink:href="#__RefHeading__854_341687267" text:style-name="Index_20_Link" text:visited-style-name="Index_20_Link">4.5Customer action<text:tab/>8</text:a></text:p>
          <text:p text:style-name="P35"><text:a xlink:type="simple" xlink:href="#__RefHeading__856_341687267" text:style-name="Index_20_Link" text:visited-style-name="Index_20_Link">4.6Provider action<text:tab/>9</text:a></text:p>
        </text:index-body>
      </text:table-of-content>
      <text:p text:style-name="List_20_Contents"/>
      <text:list xml:id="list2501107549993977903" text:style-name="WW8Num1">
        <text:list-item>
          <text:h text:style-name="P28" text:outline-level="1"><text:bookmark-start text:name="__RefHeading__457_848818598"/>Introduction<text:bookmark-end text:name="__RefHeading__457_848818598"/></text:h>
        </text:list-item>
      </text:list>
      <text:p text:style-name="P4">This is the test document for the Choc-An system. It is intended to show developers and customers that the program works as it is intended before I release the product.</text:p>
      <text:list xml:id="list192117771052004" text:continue-numbering="true" text:style-name="WW8Num1">
        <text:list-item>
          <text:list>
            <text:list-item>
              <text:h text:style-name="P34" text:outline-level="2"><text:bookmark-start text:name="__RefHeading__459_848818598"/>Purpose and Scope<text:bookmark-end text:name="__RefHeading__459_848818598"/></text:h>
            </text:list-item>
          </text:list>
        </text:list-item>
      </text:list>
      <text:h text:style-name="P8" text:outline-level="2"><text:bookmark-start text:name="__RefHeading__527_848818598"/>To demonstrate to the customer that the program works as it is intended before putting the product into production. <text:span text:style-name="T4">This document will outline the tests that will be administered for the program.</text:span><text:bookmark-end text:name="__RefHeading__527_848818598"/></text:h>
      <text:list xml:id="list192117661476279" text:continue-numbering="true" text:style-name="WW8Num1">
        <text:list-item>
          <text:list>
            <text:list-item>
              <text:h text:style-name="P30" text:outline-level="2"><text:bookmark-start text:name="__RefHeading__463_848818598"/>Target Audience<text:bookmark-end text:name="__RefHeading__463_848818598"/></text:h>
            </text:list-item>
          </text:list>
        </text:list-item>
      </text:list>
      <text:p text:style-name="P5">Audience members include developers, managers, clients and customers, and even possibly users of this program. In this application the audience is Brian Breniser, Chris Gilmore, and the teaching assistant of CS 300</text:p>
      <text:list xml:id="list192118892769281" text:continue-numbering="true" text:style-name="WW8Num1">
        <text:list-item>
          <text:list>
            <text:list-item>
              <text:h text:style-name="P30" text:outline-level="2"><text:bookmark-start text:name="__RefHeading__465_848818598"/>Terms and Definitions<text:bookmark-end text:name="__RefHeading__465_848818598"/></text:h>
            </text:list-item>
          </text:list>
        </text:list-item>
      </text:list>
      <text:p text:style-name="P10">Ascii – <text:span text:style-name="T7">American</text:span> standard code for information interchange → Definition of character, as opposed to int, float, etc.</text:p>
      <text:list xml:id="list192118301810960" text:continue-numbering="true" text:style-name="WW8Num1">
        <text:list-item>
          <text:h text:style-name="P29" text:outline-level="1"><text:bookmark-start text:name="__RefHeading__467_848818598"/>Test Plan Description<text:bookmark-end text:name="__RefHeading__467_848818598"/></text:h>
        </text:list-item>
      </text:list>
      <text:p text:style-name="P6">This part of the document will describe the scope, schedule, and release criteria of the Choc-An system.</text:p>
      <text:list xml:id="list192118012102536" text:continue-numbering="true" text:style-name="WW8Num1">
        <text:list-item>
          <text:list>
            <text:list-item>
              <text:h text:style-name="P31" text:outline-level="2"><text:bookmark-start text:name="__RefHeading__469_848818598"/>Scope of Testing<text:bookmark-end text:name="__RefHeading__469_848818598"/></text:h>
            </text:list-item>
          </text:list>
        </text:list-item>
      </text:list>
      <text:p text:style-name="P9">The document is meant to illustrate the tests performed on only the required pieces of the Choc-An simulator by Brian Breniser. The test documentation will not include the rest of the application.</text:p>
      <text:list xml:id="list192118734031930" text:continue-numbering="true" text:style-name="WW8Num1">
        <text:list-item>
          <text:list>
            <text:list-item>
              <text:h text:style-name="P31" text:outline-level="2"><text:bookmark-start text:name="__RefHeading__471_848818598"/>Testing Schedule<text:bookmark-end text:name="__RefHeading__471_848818598"/></text:h>
            </text:list-item>
          </text:list>
        </text:list-item>
      </text:list>
      <text:p text:style-name="P7">The project we are working on is small enough our testing schedule will be incremental to when pieces of the program get done. As I complete a module I will test it, or rather, as I think of a module to write, I will write test code first and then write the module. As I test each piece for verification I will bring the new code into the overall project and test that as a whole.</text:p>
      <text:list xml:id="list192117883942720" text:continue-numbering="true" text:style-name="WW8Num1">
        <text:list-item>
          <text:list>
            <text:list-item>
              <text:h text:style-name="P31" text:outline-level="2"><text:bookmark-start text:name="__RefHeading__838_341687267"/>Release Criteria<text:bookmark-end text:name="__RefHeading__838_341687267"/></text:h>
            </text:list-item>
          </text:list>
        </text:list-item>
      </text:list>
      <text:p text:style-name="P7"><text:span text:style-name="T5">When I've decided that the program is validated and verified the software will be complete. Using prior documentation such as requirements and design docs (for validation), and testing doc (verification), I will consider the program done. December 5</text:span><text:span text:style-name="T6">th</text:span><text:span text:style-name="T5"> is the deadline for the project, but I expect it will be done sooner.</text:span></text:p>
      <text:list xml:id="list192119508994169" text:continue-numbering="true" text:style-name="WW8Num1">
        <text:list-item>
          <text:h text:style-name="P29" text:outline-level="1"><text:bookmark-start text:name="__RefHeading__473_848818598"/>Unit Testing<text:bookmark-end text:name="__RefHeading__473_848818598"/></text:h>
        </text:list-item>
      </text:list>
      <text:p text:style-name="P3"/>
      <text:list xml:id="list192119293268753" text:continue-numbering="true" text:style-name="WW8Num1">
        <text:list-item>
          <text:list>
            <text:list-item>
              <text:h text:style-name="P33" text:outline-level="2"><text:bookmark-start text:name="__RefHeading__475_848818598"/>For customers/member<text:bookmark-end text:name="__RefHeading__475_848818598"/></text:h>
            </text:list-item>
          </text:list>
        </text:list-item>
      </text:list>
      <text:p text:style-name="P10">Display – display 0 – arbitrary number of items. Tests:</text:p>
      <text:list xml:id="list12684587546125981" text:style-name="L2">
        <text:list-item>
          <text:p text:style-name="P11">Displays 0 entries</text:p>
        </text:list-item>
        <text:list-item>
          <text:p text:style-name="P11">Displays 1 entries</text:p>
        </text:list-item>
        <text:list-item>
          <text:p text:style-name="P11">Displays 1000 entries (as a theoretical max number)</text:p>
        </text:list-item>
        <text:list-item>
          <text:p text:style-name="P11">Reports error when no file found</text:p>
          <text:list>
            <text:list-item>
              <text:p text:style-name="P11">Does not break upon not finding a file</text:p>
            </text:list-item>
          </text:list>
        </text:list-item>
      </text:list>
      <text:p text:style-name="P10">add – 1 JSON entry to the file</text:p>
      <text:list xml:id="list3043448416326463148" text:style-name="L3">
        <text:list-item>
          <text:p text:style-name="P13">1 Addition only creates 1 entery</text:p>
        </text:list-item>
        <text:list-item>
          <text:p text:style-name="P13">100 Additions creats 100 enteries</text:p>
        </text:list-item>
        <text:list-item>
          <text:p text:style-name="P13">Data is verified (correct data entered)</text:p>
        </text:list-item>
        <text:list-item>
          <text:p text:style-name="P13">Add more than allowed maximum ascii characters per entry</text:p>
          <text:list>
            <text:list-item>
              <text:p text:style-name="P13">Does not allow, error messages instead</text:p>
            </text:list-item>
          </text:list>
        </text:list-item>
        <text:list-item>
          <text:p text:style-name="P13">Add zero characters per entry</text:p>
          <text:list>
            <text:list-item>
              <text:p text:style-name="P13">Does not allow (when applicable)</text:p>
            </text:list-item>
          </text:list>
        </text:list-item>
      </text:list>
      <text:p text:style-name="P10">delete – 1 JSON entry to the file</text:p>
      <text:list xml:id="list7376330129747439838" text:style-name="L4">
        <text:list-item>
          <text:p text:style-name="P14">Will delete the specified file</text:p>
          <text:list>
            <text:list-item>
              <text:p text:style-name="P14">tests a set of data, delete one, test new set to verify</text:p>
            </text:list-item>
          </text:list>
        </text:list-item>
      </text:list>
      <text:p text:style-name="P10">delete all – Remove file and start over</text:p>
      <text:list xml:id="list1758316485885511486" text:style-name="L5">
        <text:list-item>
          <text:p text:style-name="P15">Delete the whole file and start over with a blank</text:p>
          <text:list>
            <text:list-item>
              <text:p text:style-name="P15">Have a set of data, delete, check if zero</text:p>
            </text:list-item>
            <text:list-item>
              <text:p text:style-name="P15">Will create empty file</text:p>
            </text:list-item>
          </text:list>
        </text:list-item>
      </text:list>
      <text:p text:style-name="P10">modify – only change 1 JSON entry in the file</text:p>
      <text:list xml:id="list6341024397924473545" text:style-name="L6">
        <text:list-item>
          <text:p text:style-name="P16">Modify between 1 and all atributes</text:p>
          <text:list>
            <text:list-item>
              <text:p text:style-name="P16">take data</text:p>
            </text:list-item>
            <text:list-item>
              <text:p text:style-name="P16">apply modify</text:p>
            </text:list-item>
            <text:list-item>
              <text:p text:style-name="P16"><text:soft-page-break/>check for correct changes</text:p>
              <text:list>
                <text:list-item>
                  <text:p text:style-name="P16">add more than allowed maximum characters</text:p>
                  <text:list>
                    <text:list-item>
                      <text:p text:style-name="P16">error messages</text:p>
                    </text:list-item>
                  </text:list>
                </text:list-item>
                <text:list-item>
                  <text:p text:style-name="P16">Add zero characters</text:p>
                  <text:list>
                    <text:list-item>
                      <text:p text:style-name="P16">error message</text:p>
                    </text:list-item>
                  </text:list>
                </text:list-item>
              </text:list>
            </text:list-item>
          </text:list>
        </text:list-item>
      </text:list>
      <text:list xml:id="list192118368732572" text:continue-list="list192119293268753" text:style-name="WW8Num1">
        <text:list-item>
          <text:list>
            <text:list-item>
              <text:h text:style-name="P33" text:outline-level="2"><text:bookmark-start text:name="__RefHeading__840_341687267"/>For provider<text:bookmark-end text:name="__RefHeading__840_341687267"/></text:h>
            </text:list-item>
          </text:list>
        </text:list-item>
      </text:list>
      <text:p text:style-name="P21">Display – display 0 – arbitrary number of items. Tests:</text:p>
      <text:list xml:id="list192118071693147" text:continue-list="list12684587546125981" text:style-name="L2">
        <text:list-item>
          <text:p text:style-name="P12">Displays 0 entries</text:p>
        </text:list-item>
        <text:list-item>
          <text:p text:style-name="P12">Displays 1 entries</text:p>
        </text:list-item>
        <text:list-item>
          <text:p text:style-name="P12">Displays 1000 entries (as a theoretical max number)</text:p>
        </text:list-item>
        <text:list-item>
          <text:p text:style-name="P12">Reports error when no file found</text:p>
          <text:list>
            <text:list-item>
              <text:p text:style-name="P12">Does not break upon not finding a file</text:p>
            </text:list-item>
          </text:list>
        </text:list-item>
      </text:list>
      <text:p text:style-name="P21">add – 1 JSON entry to the file</text:p>
      <text:list xml:id="list1092727819535344084" text:style-name="L7">
        <text:list-item>
          <text:p text:style-name="P17">1 Addition only creates 1 entery</text:p>
        </text:list-item>
        <text:list-item>
          <text:p text:style-name="P17">100 Additions creats 100 enteries</text:p>
        </text:list-item>
        <text:list-item>
          <text:p text:style-name="P17">Data is verified (correct data entered)</text:p>
        </text:list-item>
        <text:list-item>
          <text:p text:style-name="P17">Add more than allowed maximum ascii characters per entry</text:p>
          <text:list>
            <text:list-item>
              <text:p text:style-name="P17">Does not allow, error messages instead</text:p>
            </text:list-item>
          </text:list>
        </text:list-item>
        <text:list-item>
          <text:p text:style-name="P17">Add zero characters per entry</text:p>
          <text:list>
            <text:list-item>
              <text:p text:style-name="P17">Does not allow (when applicable)</text:p>
            </text:list-item>
          </text:list>
        </text:list-item>
      </text:list>
      <text:p text:style-name="P21">delete – 1 JSON entry to the file</text:p>
      <text:list xml:id="list8146678804364218626" text:style-name="L8">
        <text:list-item>
          <text:p text:style-name="P18">Will delete the specified file</text:p>
          <text:list>
            <text:list-item>
              <text:p text:style-name="P18">tests a set of data, delete one, test new set to verify</text:p>
            </text:list-item>
          </text:list>
        </text:list-item>
      </text:list>
      <text:p text:style-name="P21">delete all – Remove file and start over</text:p>
      <text:list xml:id="list7734685497193618674" text:style-name="L9">
        <text:list-item>
          <text:p text:style-name="P19">Delete the whole file and start over with a blank</text:p>
          <text:list>
            <text:list-item>
              <text:p text:style-name="P19">Have a set of data, delete, check if zero</text:p>
            </text:list-item>
            <text:list-item>
              <text:p text:style-name="P19">Will create empty file</text:p>
            </text:list-item>
          </text:list>
        </text:list-item>
      </text:list>
      <text:p text:style-name="P21">modify – only change 1 JSON entry in the file</text:p>
      <text:list xml:id="list5517018898627167330" text:style-name="L10">
        <text:list-item>
          <text:p text:style-name="P20">Modify between 1 and all atributes</text:p>
          <text:list>
            <text:list-item>
              <text:p text:style-name="P20">take data</text:p>
            </text:list-item>
            <text:list-item>
              <text:p text:style-name="P20"><text:soft-page-break/>apply modify</text:p>
            </text:list-item>
            <text:list-item>
              <text:p text:style-name="P20">check for correct changes</text:p>
              <text:list>
                <text:list-item>
                  <text:p text:style-name="P20">add more than allowed maximum characters</text:p>
                  <text:list>
                    <text:list-item>
                      <text:p text:style-name="P20">error messages</text:p>
                    </text:list-item>
                  </text:list>
                </text:list-item>
                <text:list-item>
                  <text:p text:style-name="P20">Add zero characters</text:p>
                  <text:list>
                    <text:list-item>
                      <text:p text:style-name="P20">error message</text:p>
                    </text:list-item>
                  </text:list>
                </text:list-item>
              </text:list>
            </text:list-item>
          </text:list>
        </text:list-item>
      </text:list>
      <text:list xml:id="list192119653916162" text:continue-list="list192118368732572" text:style-name="WW8Num1">
        <text:list-item>
          <text:list>
            <text:list-item>
              <text:h text:style-name="P33" text:outline-level="2"><text:bookmark-start text:name="__RefHeading__842_341687267"/>Services<text:bookmark-end text:name="__RefHeading__842_341687267"/></text:h>
            </text:list-item>
          </text:list>
        </text:list-item>
      </text:list>
      <text:p text:style-name="P21">Display – display 0 – arbitrary number of items. Tests:</text:p>
      <text:list xml:id="list192118613069196" text:continue-list="list192118071693147" text:style-name="L2">
        <text:list-item>
          <text:p text:style-name="P12">Displays 0 entries</text:p>
        </text:list-item>
        <text:list-item>
          <text:p text:style-name="P12">Displays 1 entries</text:p>
        </text:list-item>
        <text:list-item>
          <text:p text:style-name="P12">Displays 1000 entries (as a theoretical max number)</text:p>
        </text:list-item>
        <text:list-item>
          <text:p text:style-name="P12">Reports error when no file found</text:p>
          <text:list>
            <text:list-item>
              <text:p text:style-name="P12">Does not break upon not finding a file</text:p>
            </text:list-item>
          </text:list>
        </text:list-item>
      </text:list>
      <text:p text:style-name="P21">add – 1 JSON entry to the file</text:p>
      <text:list xml:id="list3334331424900576397" text:style-name="L11">
        <text:list-item>
          <text:p text:style-name="P22">1 Addition only creates 1 entery</text:p>
        </text:list-item>
        <text:list-item>
          <text:p text:style-name="P22">100 Additions creats 100 enteries</text:p>
        </text:list-item>
        <text:list-item>
          <text:p text:style-name="P22">Data is verified (correct data entered)</text:p>
        </text:list-item>
        <text:list-item>
          <text:p text:style-name="P22">Add more than allowed maximum ascii characters per entry</text:p>
          <text:list>
            <text:list-item>
              <text:p text:style-name="P22">Does not allow, error messages instead</text:p>
            </text:list-item>
          </text:list>
        </text:list-item>
        <text:list-item>
          <text:p text:style-name="P22">Add zero characters per entry</text:p>
          <text:list>
            <text:list-item>
              <text:p text:style-name="P22">Does not allow (when applicable)</text:p>
            </text:list-item>
          </text:list>
        </text:list-item>
      </text:list>
      <text:p text:style-name="P21">delete – 1 JSON entry to the file</text:p>
      <text:list xml:id="list7262095093914437318" text:style-name="L12">
        <text:list-item>
          <text:p text:style-name="P23">Will delete the specified file</text:p>
          <text:list>
            <text:list-item>
              <text:p text:style-name="P23">tests a set of data, delete one, test new set to verify</text:p>
            </text:list-item>
          </text:list>
        </text:list-item>
      </text:list>
      <text:p text:style-name="P21">delete all – Remove file and start over</text:p>
      <text:list xml:id="list7321218349290754560" text:style-name="L13">
        <text:list-item>
          <text:p text:style-name="P24">Delete the whole file and start over with a blank</text:p>
          <text:list>
            <text:list-item>
              <text:p text:style-name="P24">Have a set of data, delete, check if zero</text:p>
            </text:list-item>
            <text:list-item>
              <text:p text:style-name="P24">Will create empty file</text:p>
            </text:list-item>
          </text:list>
        </text:list-item>
      </text:list>
      <text:list xml:id="list192117964089644" text:continue-list="list192119653916162" text:style-name="WW8Num1">
        <text:list-item>
          <text:list>
            <text:list-item>
              <text:h text:style-name="P33" text:outline-level="2"><text:bookmark-start text:name="__RefHeading__844_341687267"/><text:soft-page-break/>Generate reports<text:bookmark-end text:name="__RefHeading__844_341687267"/></text:h>
            </text:list-item>
          </text:list>
        </text:list-item>
      </text:list>
      <text:p text:style-name="P10">Services for week</text:p>
      <text:p text:style-name="P10">Member report</text:p>
      <text:p text:style-name="P10">Provider report</text:p>
      <text:p text:style-name="P10">Summary report</text:p>
      <text:p text:style-name="P25">For all:</text:p>
      <text:list xml:id="list6849395714200154111" text:style-name="L14">
        <text:list-item>
          <text:p text:style-name="P26">Check if report is correctly created</text:p>
          <text:list>
            <text:list-item>
              <text:p text:style-name="P26">Will create fake data</text:p>
            </text:list-item>
            <text:list-item>
              <text:p text:style-name="P26">will generate report</text:p>
            </text:list-item>
            <text:list-item>
              <text:p text:style-name="P26">will compare to known good outcome</text:p>
            </text:list-item>
          </text:list>
        </text:list-item>
        <text:list-item>
          <text:p text:style-name="P26">Will create empty (with message) files for no services</text:p>
        </text:list-item>
        <text:list-item>
          <text:p text:style-name="P26">Will display error when file not found</text:p>
        </text:list-item>
      </text:list>
      <text:p text:style-name="P3"/>
      <text:list xml:id="list192119456356519" text:continue-list="list192117964089644" text:style-name="WW8Num1">
        <text:list-item>
          <text:h text:style-name="P29" text:outline-level="1"><text:bookmark-start text:name="__RefHeading__477_848818598"/>Integration Testing<text:bookmark-end text:name="__RefHeading__477_848818598"/></text:h>
          <text:list>
            <text:list-item>
              <text:h text:style-name="P32" text:outline-level="2"><text:bookmark-start text:name="__RefHeading__846_341687267"/>Command line<text:bookmark-end text:name="__RefHeading__846_341687267"/></text:h>
            </text:list-item>
          </text:list>
        </text:list-item>
      </text:list>
      <text:p text:style-name="P9">The command line takes ascii input and will not break on non-recognized input, such as a command not recognized, or numbers outside any ranges (all input will be in ascii characters, not int, float, or any other data type)</text:p>
      <text:list xml:id="list192117900285671" text:continue-numbering="true" text:style-name="WW8Num1">
        <text:list-item>
          <text:list>
            <text:list-item>
              <text:h text:style-name="P33" text:outline-level="2"><text:bookmark-start text:name="__RefHeading__848_341687267"/>Service entry<text:bookmark-end text:name="__RefHeading__848_341687267"/></text:h>
            </text:list-item>
          </text:list>
        </text:list-item>
      </text:list>
      <text:p text:style-name="P10">Take in a series of data to conclude with saving one entry for the day/week. This test will be passed if the command creates a viable JSON entry into the file, it does not have to read from the file, necessarily.</text:p>
      <text:list xml:id="list192119071081273" text:continue-numbering="true" text:style-name="WW8Num1">
        <text:list-item>
          <text:list>
            <text:list-item>
              <text:h text:style-name="P33" text:outline-level="2"><text:bookmark-start text:name="__RefHeading__850_341687267"/>Ask for provider directory<text:bookmark-end text:name="__RefHeading__850_341687267"/></text:h>
            </text:list-item>
          </text:list>
        </text:list-item>
      </text:list>
      <text:p text:style-name="P10">Will return a neatly organized list of providers. We do not need to write to the provider directory with this command. This command cannot return junk, and will return a message of “empty list” if there are no providers. It will return “no file found” if no provider file was found. </text:p>
      <text:list xml:id="list192118787814371" text:continue-numbering="true" text:style-name="WW8Num1">
        <text:list-item>
          <text:list>
            <text:list-item>
              <text:h text:style-name="P33" text:outline-level="2"><text:bookmark-start text:name="__RefHeading__852_341687267"/>Create reports<text:bookmark-end text:name="__RefHeading__852_341687267"/></text:h>
            </text:list-item>
          </text:list>
        </text:list-item>
      </text:list>
      <text:p text:style-name="P10">Will create the various reports. 1) services for week, 2) member report, 3) provider report, 4) summary report</text:p>
      <text:p text:style-name="P10">These reports will be non-empty JSON files, even if there are no events I will populate the file with “no objects” message.</text:p>
      <text:list xml:id="list192118210325998" text:continue-numbering="true" text:style-name="WW8Num1">
        <text:list-item>
          <text:list>
            <text:list-item>
              <text:h text:style-name="P33" text:outline-level="2"><text:bookmark-start text:name="__RefHeading__854_341687267"/>Customer action<text:bookmark-end text:name="__RefHeading__854_341687267"/></text:h>
            </text:list-item>
          </text:list>
        </text:list-item>
      </text:list>
      <text:p text:style-name="P10">Add, delete, and modify a customer. These tests should perform each action and test whether an action was broken during development.</text:p>
      <text:list xml:id="list192119101522947" text:continue-numbering="true" text:style-name="WW8Num1">
        <text:list-item>
          <text:list>
            <text:list-item>
              <text:h text:style-name="P33" text:outline-level="2"><text:bookmark-start text:name="__RefHeading__856_341687267"/><text:soft-page-break/>Provider action<text:bookmark-end text:name="__RefHeading__856_341687267"/></text:h>
            </text:list-item>
          </text:list>
        </text:list-item>
      </text:list>
      <text:p text:style-name="P10">Add, delete, and modify provider list. These tests should perform each action and tests whether an action was broken during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fo:font-size="12pt" fo:language="en" fo:country="US" style:font-name-asian="Times New Roman" style:font-family-asian="'Times New Roman'" style:font-family-generic-asian="roman" style:font-size-asian="12pt" style:language-asian="en" style:country-asian="US" style:font-name-complex="Times New Roman" style:font-family-complex="'Times New Roman'" style:font-family-generic-complex="roman" style:font-size-complex="12pt" style:language-complex="ar" style:country-complex="SA"/>
    </style:style>
    <style:style style:name="Heading" style:family="paragraph" style:parent-style-name="Standard" style:next-style-name="Text_20_body" style:class="text">
      <style:paragraph-properties fo:margin-top="0.1665in" fo:margin-bottom="0.0417in" style:contextual-spacing="false" fo:line-height="100%" fo:text-align="center" style:justify-single-word="false"/>
      <style:text-properties fo:font-size="24pt" fo:font-weight="bold" style:letter-kerning="true" style:font-size-asian="24pt" style:font-weight-asian="bold" style:font-name-complex="Arial" style:font-family-complex="Arial" style:font-family-generic-complex="swiss"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WW8Num1" style:class="text">
      <style:paragraph-properties fo:margin-top="0in" fo:margin-bottom="0.3335in" style:contextual-spacing="false" fo:break-before="page" fo:keep-with-next="always">
        <style:tab-stops>
          <style:tab-stop style:position="0.3in"/>
        </style:tab-stops>
      </style:paragraph-properties>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WW8Num1" style:class="text">
      <style:paragraph-properties fo:margin-top="0.1665in" fo:margin-bottom="0.0417in" style:contextual-spacing="false" fo:keep-with-next="always">
        <style:tab-stops>
          <style:tab-stop style:position="0.4in"/>
        </style:tab-stops>
      </style:paragraph-properties>
      <style:text-properties fo:font-size="14pt" fo:font-weight="bold"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WW8Num1" style:class="text">
      <style:paragraph-properties fo:margin-top="0.1665in" fo:margin-bottom="0.0417in" style:contextual-spacing="false" fo:keep-with-next="always">
        <style:tab-stops>
          <style:tab-stop style:position="0.5in"/>
        </style:tab-stops>
      </style:paragraph-properties>
      <style:text-properties style:font-name="Arial" fo:font-family="Arial" style:font-family-generic="swiss" fo:font-weight="bold"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list-style-name="WW8Num1" style:class="text">
      <style:paragraph-properties fo:margin-top="0.1665in" fo:margin-bottom="0.0417in" style:contextual-spacing="false" fo:keep-with-next="always">
        <style:tab-stops>
          <style:tab-stop style:position="0.6in"/>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8Num1" style:class="text">
      <style:paragraph-properties fo:margin-top="0.1665in" fo:margin-bottom="0.0417in" style:contextual-spacing="false">
        <style:tab-stops>
          <style:tab-stop style:position="0.7in"/>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1" style:class="text">
      <style:paragraph-properties fo:margin-top="0.1665in" fo:margin-bottom="0.0417in" style:contextual-spacing="false">
        <style:tab-stops>
          <style:tab-stop style:position="0.8in"/>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1" style:class="text">
      <style:paragraph-properties fo:margin-top="0.1665in" fo:margin-bottom="0.0417in" style:contextual-spacing="false">
        <style:tab-stops>
          <style:tab-stop style:position="0.9in"/>
        </style:tab-stops>
      </style:paragraph-properties>
    </style:style>
    <style:style style:name="Heading_20_8" style:display-name="Heading 8" style:family="paragraph" style:parent-style-name="Standard" style:next-style-name="Standard" style:default-outline-level="8" style:list-style-name="WW8Num1" style:class="text">
      <style:paragraph-properties fo:margin-top="0.1665in" fo:margin-bottom="0.0417in" style:contextual-spacing="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8Num1" style:class="text">
      <style:paragraph-properties fo:margin-top="0.1665in" fo:margin-bottom="0.0417in" style:contextual-spacing="false">
        <style:tab-stops>
          <style:tab-stop style:position="1.1in"/>
        </style:tab-stops>
      </style:paragraph-properties>
      <style:text-properties style:font-name="Arial" fo:font-family="Arial" style:font-family-generic="swiss" fo:font-size="11pt" style:font-size-asian="11pt" style:font-name-complex="Arial" style:font-family-complex="Arial" style:font-family-generic-complex="swiss" style:font-size-complex="11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tyle="italic" style:font-style-asian="italic"/>
    </style:style>
    <style:style style:name="Contents_20_1" style:display-name="Contents 1" style:family="paragraph" style:parent-style-name="Standard" style:next-style-name="Standard" style:class="index">
      <style:text-properties fo:font-weight="bold"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name-complex="Arial" style:font-family-complex="Arial"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of_20_Contents" style:display-name="Table of Contents" style:family="paragraph" style:parent-style-name="Standard">
      <style:paragraph-properties fo:margin-top="0.6665in" fo:margin-bottom="0.1665in" style:contextual-spacing="false"/>
      <style:text-properties fo:font-size="18pt" fo:font-weight="bold" style:font-size-asian="18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默认段落字体"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in" style:type="center"/>
          <style:tab-stop style:position="6in" style:type="right"/>
        </style:tab-stops>
      </style:paragraph-properties>
      <style:text-properties officeooo:rsid="00225eae" officeooo:paragraph-rsid="00225eae"/>
    </style:style>
    <style:style style:name="MP2" style:family="paragraph" style:parent-style-name="Header">
      <style:paragraph-properties>
        <style:tab-stops>
          <style:tab-stop style:position="3in" style:type="center"/>
          <style:tab-stop style:position="6in" style:type="right"/>
        </style:tab-stops>
      </style:paragraph-properties>
    </style:style>
    <style:style style:name="MP3" style:family="paragraph" style:parent-style-name="Footer">
      <style:paragraph-properties>
        <style:tab-stops>
          <style:tab-stop style:position="3in" style:type="center"/>
          <style:tab-stop style:position="6in" style:type="right"/>
        </style:tab-stops>
      </style:paragraph-properties>
    </style:style>
    <style:style style:name="MT1" style:family="text">
      <style:text-properties officeooo:rsid="0000f9d5"/>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
      </style:header>
      <style:header-first>
        <text:p text:style-name="MP2"><text:tab/><text:tab/><text:span text:style-name="MT1">Brian Breniser</text:span></text:p>
      </style:header-first>
      <style:footer>
        <text:p text:style-name="MP3"><text:span text:style-name="MT1">Breniser</text:span><text:tab/><text:tab/><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meta:initial-creator>Fei Xie</meta:initial-creator>
    <meta:creation-date>2008-04-06T16:31:00</meta:creation-date>
    <dc:date>2014-11-24T19:21:17.464164679</dc:date>
    <meta:editing-cycles>108</meta:editing-cycles>
    <meta:editing-duration>P2171DT11H53M7S</meta:editing-duration>
    <meta:generator>LibreOffice/4.2.7.2$Linux_X86_64 LibreOffice_project/420m0$Build-2</meta:generator>
    <meta:document-statistic meta:table-count="0" meta:image-count="0" meta:object-count="0" meta:page-count="9" meta:paragraph-count="153" meta:word-count="1282" meta:character-count="7113" meta:non-whitespace-character-count="6055"/>
    <meta:user-defined meta:name="KSOProductBuildVer">2052-6.6.0.2461</meta:user-defined>
  </office:meta>
</office:document-meta>
</file>